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Title">Ben Fedidat</text:p>
      <text:p text:style-name="Text_20_body">Site: <text:a xlink:type="simple" xlink:href="https://fedidat.com/" office:name=""><text:span text:style-name="Definition">https://fedidat.com/</text:span></text:a><text:line-break/>Email: <text:a xlink:type="simple" xlink:href="mailto:ben@fedidat.com" office:name=""><text:span text:style-name="Definition">ben@fedidat.com</text:span></text:a><text:line-break/>GitHub: <text:a xlink:type="simple" xlink:href="https://github.com/fedidat" office:name=""><text:span text:style-name="Definition">https://github.com/fedidat</text:span></text:a></text:p>
      <text:h text:style-name="Heading_20_2" text:outline-level="2"><text:bookmark-start text:name="education"/>Education<text:bookmark-end text:name="education"/></text:h>
      <text:p text:style-name="First_20_paragraph">2009 - 2013: Jerusalem College of Technology Machon Lev - <text:span text:style-name="T1">B.Sc. in Software Engineering</text:span>, <text:span text:style-name="T2">with honors, average 92.39</text:span></text:p>
      <text:p text:style-name="Text_20_body">2009: Lucien De Hirsch, Paris - <text:span text:style-name="T1">Scientific Baccalaureate</text:span>, <text:span text:style-name="T2">Specialty: mathematics</text:span></text:p>
      <text:h text:style-name="Heading_20_2" text:outline-level="2"><text:bookmark-start text:name="experience"/>Experience<text:bookmark-end text:name="experience"/></text:h>
      <text:p text:style-name="First_20_paragraph">June 2015 - present: <text:span text:style-name="T1">Military service in Israeli Air Force, Ofek unit</text:span></text:p>
      <text:list text:style-name="L1">
        <text:list-item>
          <text:p text:style-name="P1">Java programmer, with permanent on-call responsibility for the core of mission-critical systems</text:p>
        </text:list-item>
        <text:list-item>
          <text:p text:style-name="P1">Developed major parts of new services on modern technologies, including architecture and business 5logic</text:p>
        </text:list-item>
        <text:list-item>
          <text:p text:style-name="P1">Led the containerization and orchestration of core services, and the modernization of build and CI processes</text:p>
        </text:list-item>
        <text:list-item>
          <text:p text:style-name="P1">Was heavily involved in a massive migration between application server platforms across the clusters’ services</text:p>
        </text:list-item>
        <text:list-item>
          <text:p text:style-name="P1">Investigated and resolved dozens of performance- and reliability-related events</text:p>
        </text:list-item>
        <text:list-item>
          <text:p text:style-name="P1">Completed Officer training, reached the rank of captain</text:p>
        </text:list-item>
      </text:list>
      <text:p text:style-name="First_20_paragraph">April. 2014 - June 2015: <text:span text:style-name="T1">Military service in Israeli C4I Corps</text:span></text:p>
      <text:list text:style-name="L2">
        <text:list-item>
          <text:p text:style-name="P2">CTO &amp; Chief Engineer branch: researcher and prototype maker with embedded circuits and C#.NET</text:p>
        </text:list-item>
        <text:list-item>
          <text:p text:style-name="P2">Matspen unit: SAP ERP BI/BW and full-stack+D3.js web reports developer</text:p>
        </text:list-item>
      </text:list>
      <text:p text:style-name="First_20_paragraph">2012 - 2013: <text:span text:style-name="T1">Assistant teacher at the Jerusalem College of Technology</text:span></text:p>
      <text:list text:style-name="L3">
        <text:list-item>
          <text:p text:style-name="P3">TA in Linear Algebra, C++, WAN and File Management Systems</text:p>
        </text:list-item>
      </text:list>
      <text:h text:style-name="Heading_20_2" text:outline-level="2"><text:bookmark-start text:name="honors-publications-and-certifications"/>Honors, publications and certifications<text:bookmark-end text:name="honors-publications-and-certifications"/></text:h>
      <text:list text:style-name="L4">
        <text:list-item>
          <text:p text:style-name="P4"><text:span text:style-name="T1">2012 and 2013 excellence scholarships</text:span> from the Jerusalem College of Technology.</text:p>
        </text:list-item>
        <text:list-item>
          <text:p text:style-name="P4"><text:span text:style-name="T1">Psychometric Test score: 724/800</text:span> according to the standard weighting, 741/800 according to the quantitative reasoning weighting.</text:p>
        </text:list-item>
        <text:list-item>
          <text:p text:style-name="P4">[Patent] Mirsky Yisroel, Fedidat Benjamin, Hadded Yoram. “A harmonic based encryption and decryption system for waveform signals.” Patent WO2015097312A1, 26 Dec. 2013.</text:p>
        </text:list-item>
        <text:list-item>
          <text:p text:style-name="P4">CCNA (Cisco Certified Network Associate) Certification, grade 893/1000.</text:p>
        </text:list-item>
      </text:list>
      <text:h text:style-name="Heading_20_2" text:outline-level="2"><text:bookmark-start text:name="technology-skills"/>Technology Skills<text:bookmark-end text:name="technology-skills"/></text:h>
      <text:p text:style-name="First_20_paragraph"><text:span text:style-name="T1">Languages</text:span>:</text:p>
      <text:list text:style-name="L5">
        <text:list-item>
          <text:p text:style-name="P5">Professional level: Java w/ Spring Boot, Tomcat, JPA.</text:p>
        </text:list-item>
        <text:list-item>
          <text:p text:style-name="P5">Current knowledge: PL/SQL, Python, JavaScript/Node/Typescript, Bash, Golang.</text:p>
        </text:list-item>
        <text:list-item>
          <text:p text:style-name="P5">Previous experience: C/C++, C#.NET, Kotlin, PHP.</text:p>
        </text:list-item>
      </text:list>
      <text:p text:style-name="First_20_paragraph"><text:span text:style-name="T1">Tools</text:span>:</text:p>
      <text:list text:style-name="L6">
        <text:list-item>
          <text:p text:style-name="P6"><text:span text:style-name="T2">IDEs</text:span>: Eclipse, IntelliJ IDEA, Visual Studio, Visual Studio Code</text:p>
        </text:list-item>
        <text:list-item>
          <text:p text:style-name="P6"><text:span text:style-name="T2">Development tools</text:span>: Git, Gradle, Maven, Ivy, Ant, Jenkins CI, Docker, Atlassian Bamboo, Red Hat Openshift, ELK stack</text:p>
        </text:list-item>
        <text:list-item>
          <text:p text:style-name="P6"><text:span text:style-name="T2">Other tools</text:span>: Office programs (Microsoft Excel, Powerpoint, Work, Visio, VBA Macros), MATLAB, Wireshark, JUnit</text:p>
        </text:list-item>
      </text:list>
      <text:p text:style-name="First_20_paragraph"><text:span text:style-name="T1">Skills and knowledge</text:span>: Engineering processes and terminology, web development (client- and server-side), electronics, statistics, embedded systems, network security and management, cryptography, LAN/WANs, TCP-IP protocol stack, cellular networks, experience with Windows and GNU/Linux operating systems, CI/CD, scripting and automation.</text:p>
      <text:h text:style-name="Heading_20_2" text:outline-level="2"><text:bookmark-start text:name="languages"/>Languages<text:bookmark-end text:name="languages"/></text:h>
      <text:p text:style-name="First_20_paragraph">English: fluent (IELTS band 8.5/9)<text:line-break/>Hebrew: fluent<text:line-break/>French: mother tongue (TEF Level C2)</text:p>
      <text:h text:style-name="Heading_20_2" text:outline-level="2"><text:bookmark-start text:name="project-management-in-the-frame-of-studies"/>Project management (in the frame of studies)<text:bookmark-end text:name="project-management-in-the-frame-of-studies"/></text:h>
      <text:list text:style-name="L7">
        <text:list-item>
          <text:p text:style-name="P7"><text:span text:style-name="T1">Graduation project</text:span>: a physical-layer and unconditionally secure cryptosystem based on the one-time pad, which also implements stenography, including a prototype running on Arduino Due boards. Patented and sold. Grade: <text:span text:style-name="T1">99/100</text:span>.</text:p>
        </text:list-item>
        <text:list-item>
          <text:p text:style-name="P7">Project in Windows Systems Programming (C#.NET, WCF, WPF, ASP.NET). Grade: 100.</text:p>
        </text:list-item>
        <text:list-item>
          <text:p text:style-name="P7">Project in File Management Systems (layered architecture, Windows Forms, Managed C++). Grade: 100.</text:p>
        </text:list-item>
        <text:list-item>
          <text:p text:style-name="P7">Project in Java (MVC, JPA/Derby, Swing GUI, Webservices, C# Client, JSP). Grade: 100.</text:p>
        </text:list-item>
        <text:list-item>
          <text:p text:style-name="P7">Project in Database Systems (ERD/DSD, Oracle DB, SQL, PL/SQL, ASP.NET GUI). Grade: 1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MU Serif" svg:font-family="'CMU Serif'" style:font-adornments="Roman" style:font-family-generic="roman" style:font-pitch="variable"/>
    <style:font-face style:name="CMU Serif Extra" svg:font-family="'CMU Serif Extra'" style:font-adornments="RomanSlante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start" style:justify-single-word="false" style:writing-mode="page"/>
      <style:text-properties style:font-name="CMU Serif" fo:font-family="'CMU Serif'" style:font-style-name="Roman" style:font-family-generic="roman" style:font-pitch="variable" fo:font-size="10pt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start" style:justify-single-word="false" style:shadow="none" style:writing-mode="page"/>
      <style:text-properties fo:text-transform="uppercase" style:font-name="CMU Serif" fo:font-family="'CMU Serif'" style:font-style-name="Roman" style:font-family-generic="roman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 style:writing-mode="page"/>
      <style:text-properties fo:text-transform="uppercase" style:font-name="CMU Serif" fo:font-family="'CMU Serif'" style:font-style-name="Roman" style:font-family-generic="roman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style:font-name="CMU Serif" fo:font-family="'CMU Serif'" style:font-style-name="Roman" style:font-family-generic="roman" style:font-pitch="variable" fo:font-weight="normal"/>
    </style:style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MU Serif Extra" fo:font-family="'CMU Serif Extra'" style:font-style-name="RomanSlanted" style:font-family-generic="roman" style:font-pitch="variable" fo:font-size="28pt" fo:font-style="italic" fo:font-weight="normal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CMU Serif" fo:font-family="'CMU Serif'" style:font-style-name="Roman" style:font-family-generic="roman" style:font-pitch="variable" style:text-underline-style="dash" style:text-underline-width="auto" style:text-underline-color="#b2b2b2" fo:font-weight="normal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en Fedidat</dc:title>
    <dc:creator/>
    <meta:user-defined meta_name="dir" meta-value-type="string">ltr</meta:user-defined>
    <meta:user-defined meta_name="fontsize" meta-value-type="string">20pt</meta:user-defined>
  </office:meta>
</office:document-meta>
</file>